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iangulation of Polygons</text:h>
      <text:p text:style-name="Standard">There are 4 interface functions included in the RenderMan interface to describe polygons: RiPolygon (single simple, planar convex polygon), RiGeneralPolygon (single planar polygon with holes, maybe concave), RiPointsPolygons (polyhedra consisting of simple, planar, convex polygons), and RiPointsGeneralPolygons (polyhedra, consisting of planar polygons with holes). Polygons generated by the RiPointsGeneralPolygons are in the most general form. They can be seen as a collection of polygons generated by a number of RiGeneralPolygon calls.</text:p>
      <text:p text:style-name="Standard">Because the triangulation of polygons is needed by some parts of the framework, a function for the triangulation of RiGeneralPolygon primitives is included in RiCPP. This function can be used for all polygon interface functions, albeit simple convex polygons may be triangulated in an easier straight forward way.</text:p>
      <text:p text:style-name="Standard">The “P” (position) parameters are used for geometric information in object space. All positions are assumed to lie within the same plane and no self intersecting edges or degenerated vertices are considered. As given by the RenderMan interface, there is exactly one polygonal outline having a number of holes. “Facevarying” parameters have to be considered because the indices are different as the ones for “varying” parameters. This is done by a further indirection of the vertices serving as output. The first indirection contains the indices for “facevarying” parameters and the vertex indices of the varying parameters. The array for vertex indices has the layout of “facevarying” parameters. Because of this, varying parameters need to be copied (and get duplicated) later if a polygon contains “facevarying” variables. Also, the orientation of the current coordinate system and the current orientation need to be considered for the winding.</text:p>
      <text:p text:style-name="Standard">The triangulation will be implemented by an ear clipping algorithm. There are a number of steps to be done:</text:p>
      <text:list text:style-name="L1">
        <text:list-item>
          <text:p text:style-name="P1">Create the indirection for the indices</text:p>
        </text:list-item>
        <text:list-item>
          <text:p text:style-name="P1">Get the orientation of the border polygon, swap as needed</text:p>
        </text:list-item>
        <text:list-item>
          <text:p text:style-name="P1">Get the orientation of the holes, need to be the opposite of the border, swap as needed</text:p>
        </text:list-item>
        <text:list-item>
          <text:p text:style-name="P1">Add the holes to the border by bridge edges</text:p>
        </text:list-item>
        <text:list-item>
          <text:p text:style-name="P1">Triangulate by ear clipping (most pointed vertices firs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Andreas Pidde</meta:initial-creator>
    <meta:creation-date>2008-04-06T18:23:31</meta:creation-date>
    <dc:creator>Andreas Pidde</dc:creator>
    <dc:date>2008-04-06T21:26:56</dc:date>
    <dc:language>en-US</dc:language>
    <meta:editing-cycles>3</meta:editing-cycles>
    <meta:editing-duration>PT2H16M23S</meta:editing-duration>
    <meta:user-defined meta:name="Info 1"/>
    <meta:user-defined meta:name="Info 2"/>
    <meta:user-defined meta:name="Info 3"/>
    <meta:user-defined meta:name="Info 4"/>
    <meta:document-statistic meta:table-count="0" meta:image-count="0" meta:object-count="0" meta:page-count="1" meta:paragraph-count="10" meta:word-count="336" meta:character-count="2213"/>
  </office:meta>
</office:document-meta>
</file>